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7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09" style:family="table-cell" style:parent-style-name="Default" style:data-style-name="N0"/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18"/>
        <table:table-column table:style-name="co1" table:number-columns-repeated="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28"/>
          <table:covered-table-cell table:style-name="ce58"/>
          <table:covered-table-cell table:style-name="ce4"/>
          <table:covered-table-cell table:number-columns-repeated="2" table:style-name="ce53"/>
          <table:covered-table-cell table:style-name="ce28"/>
          <table:table-cell table:style-name="ce75" table:number-columns-spanned="7" table:number-rows-spanned="3"/>
          <table:covered-table-cell table:number-columns-repeated="2" table:style-name="ce28"/>
          <table:covered-table-cell table:number-columns-repeated="4" table:style-name="ce53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number-columns-repeated="2" table:style-name="ce4"/>
          <table:covered-table-cell table:number-columns-repeated="2" table:style-name="ce53"/>
          <table:covered-table-cell table:style-name="ce28"/>
          <table:covered-table-cell table:style-name="ce53"/>
          <table:covered-table-cell table:number-columns-repeated="2" table:style-name="ce28"/>
          <table:covered-table-cell table:number-columns-repeated="4" table:style-name="ce53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number-columns-repeated="2" table:style-name="ce4"/>
          <table:covered-table-cell table:number-columns-repeated="2" table:style-name="ce53"/>
          <table:covered-table-cell table:style-name="ce28"/>
          <table:covered-table-cell table:style-name="ce53"/>
          <table:covered-table-cell table:number-columns-repeated="2" table:style-name="ce28"/>
          <table:covered-table-cell table:number-columns-repeated="4" table:style-name="ce53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9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328964" calcext:value-type="float" table:number-columns-spanned="1" table:number-rows-spanned="2">
            <text:p>328964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7" table:formula="of:=([.M10]-[.H9])" office:value-type="float" office:value="629167" calcext:value-type="float" table:number-columns-spanned="1" table:number-rows-spanned="2">
            <text:p>629167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0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14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33" calcext:value-type="float">
            <text:p>33</text:p>
          </table:table-cell>
          <table:table-cell/>
          <table:table-cell table:style-name="ce32" table:formula="of:=SUM([.K$1:.K$1048576])" office:value-type="float" office:value="12740" calcext:value-type="float">
            <text:p>12740</text:p>
          </table:table-cell>
          <table:table-cell/>
          <table:table-cell table:style-name="ce40"/>
          <table:table-cell office:value-type="float" office:value="11490" calcext:value-type="float">
            <text:p>1149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9]*[.S9])" office:value-type="float" office:value="8490" calcext:value-type="float">
            <text:p>8490</text:p>
          </table:table-cell>
        </table:table-row>
        <table:table-row table:style-name="ro1">
          <table:table-cell table:number-columns-repeated="10"/>
          <table:table-cell office:value-type="float" office:value="1250" calcext:value-type="float">
            <text:p>1250</text:p>
          </table:table-cell>
          <table:table-cell/>
          <table:table-cell table:style-name="ce77" table:formula="of:=SUM([.U$1:.U$1048576])" office:value-type="float" office:value="641907" calcext:value-type="float" table:number-columns-spanned="2" table:number-rows-spanned="2">
            <text:p>64190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2]*[.S12])" office:value-type="float" office:value="16999" calcext:value-type="float">
            <text:p>16999</text:p>
          </table:table-cell>
        </table:table-row>
        <table:table-row table:style-name="ro1">
          <table:covered-table-cell table:number-columns-repeated="2" table:style-name="ce14"/>
          <table:covered-table-cell table:style-name="ce20"/>
          <table:covered-table-cell table:number-columns-repeated="2" table:style-name="ce14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 A12 4/128 WHI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999" calcext:value-type="float">
            <text:p>139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4]*[.S14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5s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99" calcext:value-type="float">
            <text:p>10499</text:p>
          </table:table-cell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5]*[.S1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RU 1200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T16]*[.S16])" office:value-type="float" office:value="27499" calcext:value-type="float">
            <text:p>2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 A21S 6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99" calcext:value-type="float">
            <text:p>14999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F12 4/64 GRE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style-name="ce44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 A32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18]*[.S18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 Y20G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90" calcext:value-type="float">
            <text:p>1299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5"/>
          <table:table-cell office:value-type="float" office:value="12" calcext:value-type="float">
            <text:p>1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19]*[.S19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5"/>
          <table:table-cell office:value-type="float" office:value="13" calcext:value-type="float">
            <text:p>1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20]*[.S20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1 2/32 G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T21]*[.S21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 POWER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5"/>
          <table:table-cell office:value-type="float" office:value="15" calcext:value-type="float">
            <text:p>1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M PLUS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0" calcext:value-type="float">
            <text:p>155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5"/>
          <table:table-cell office:value-type="float" office:value="16" calcext:value-type="float">
            <text:p>1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M PLUS G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0" calcext:value-type="float">
            <text:p>155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5"/>
          <table:table-cell office:value-type="float" office:value="17" calcext:value-type="float">
            <text:p>17</text:p>
          </table:table-cell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M01 3/32 BLUE (FROM B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M PLUS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0" calcext:value-type="float">
            <text:p>155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M PLUS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0" calcext:value-type="float">
            <text:p>155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OP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style-name="ce7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M PLUS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0" calcext:value-type="float">
            <text:p>155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OP A15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7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RU 1200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RU 1200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72 8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999" calcext:value-type="float">
            <text:p>3499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M A12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99" calcext:value-type="float">
            <text:p>12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 Y12S 3/32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0" calcext:value-type="float">
            <text:p>999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9" calcext:value-type="float">
            <text:p>9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7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RU 1200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/>
          <table:table-cell table:style-name="ce7"/>
          <table:table-cell table:style-name="Default"/>
          <table:table-cell/>
          <table:table-cell table:style-name="ce7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FM + BLUE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7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P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FM + BLUE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7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P A15 3/32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0" calcext:value-type="float">
            <text:p>999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7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M M01 3/32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VI Y1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style-name="ce7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38]*[.C38])" office:value-type="float" office:value="8490" calcext:value-type="float">
            <text:p>849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style-name="ce7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9]*[.C39])" office:value-type="float" office:value="11490" calcext:value-type="float">
            <text:p>1149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40]*[.C40])" office:value-type="float" office:value="16999" calcext:value-type="float">
            <text:p>16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OP F19 PRO 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style-name="ce7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41]*[.C41])" office:value-type="float" office:value="9299" calcext:value-type="float">
            <text:p>92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42]*[.C42])" office:value-type="float" office:value="8999" calcext:value-type="float">
            <text:p>8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32 6/128 VIOLET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43]*[.C43])" office:value-type="float" office:value="16999" calcext:value-type="float">
            <text:p>169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9-18" calcext:value-type="date">
            <text:p>18/09/21</text:p>
          </table:table-cell>
          <table:table-cell office:value-type="string" calcext:value-type="string">
            <text:p>S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style-name="ce7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44]*[.C44])" office:value-type="float" office:value="9490" calcext:value-type="float">
            <text:p>9490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S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D45]*[.C45])" office:value-type="float" office:value="27499" calcext:value-type="float">
            <text:p>27499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" office:value-type="float" office:value="16999" calcext:value-type="float">
            <text:p>16999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S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style-name="ce7" office:value-type="float" office:value="12999" calcext:value-type="float">
            <text:p>12999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A72 8/128 BLUE</text:p>
          </table:table-cell>
          <table:table-cell office:value-type="float" office:value="1" calcext:value-type="float">
            <text:p>1</text:p>
          </table:table-cell>
          <table:table-cell office:value-type="float" office:value="34999" calcext:value-type="float">
            <text:p>34999</text:p>
          </table:table-cell>
          <table:table-cell table:style-name="ce7" office:value-type="float" office:value="34999" calcext:value-type="float">
            <text:p>34999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99" calcext:value-type="float">
            <text:p>13999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6"/>
          <table:table-cell table:style-name="ce42" office:value-type="date" office:date-value="2021-06-24" calcext:value-type="date">
            <text:p>24/06/21</text:p>
          </table:table-cell>
          <table:table-cell office:value-type="string" calcext:value-type="string">
            <text:p>C2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10499" calcext:value-type="float">
            <text:p>10499</text:p>
          </table:table-cell>
          <table:table-cell table:style-name="ce7" office:value-type="float" office:value="10499" calcext:value-type="float">
            <text:p>10499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7" office:value-type="float" office:value="1250" calcext:value-type="float">
            <text:p>1250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S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style-name="ce7" office:value-type="float" office:value="14999" calcext:value-type="float">
            <text:p>14999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S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VI Y20G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style-name="ce7" office:value-type="float" office:value="12990" calcext:value-type="float">
            <text:p>12990</text:p>
          </table:table-cell>
        </table:table-row>
        <table:table-row table:style-name="ro1">
          <table:table-cell table:number-columns-repeated="6"/>
          <table:table-cell table:style-name="ce7"/>
          <table:table-cell/>
          <table:table-cell table:style-name="ce7" table:number-columns-repeated="2"/>
          <table:table-cell table:number-columns-repeated="7"/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" office:value-type="float" office:value="16999" calcext:value-type="float">
            <text:p>16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11 2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style-name="ce7" office:value-type="float" office:value="7499" calcext:value-type="float">
            <text:p>74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9 POWER 4/64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style-name="ce7" office:value-type="float" office:value="10999" calcext:value-type="float">
            <text:p>1099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7" office:value-type="float" office:value="1550" calcext:value-type="float">
            <text:p>15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7" office:value-type="float" office:value="1550" calcext:value-type="float">
            <text:p>15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FM PLUS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7" office:value-type="float" office:value="1550" calcext:value-type="float">
            <text:p>15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GURU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7" office:value-type="float" office:value="1550" calcext:value-type="float">
            <text:p>15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FM PLUS WHIT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7" office:value-type="float" office:value="1550" calcext:value-type="float">
            <text:p>15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GURU 1200 BLU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7" office:value-type="float" office:value="1250" calcext:value-type="float">
            <text:p>12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7" office:value-type="float" office:value="1250" calcext:value-type="float">
            <text:p>12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OP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style-name="ce7" office:value-type="float" office:value="15990" calcext:value-type="float">
            <text:p>15990</text:p>
          </table:table-cell>
        </table:table-row>
        <table:table-row table:style-name="ro1" table:number-rows-repeated="104851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4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105"/>
          <table:table-cell table:style-name="ce52"/>
          <table:table-cell table:style-name="ce60"/>
          <table:table-cell table:style-name="ce105"/>
          <table:table-cell table:style-name="ce47"/>
          <table:table-cell table:style-name="ce105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203870" calcext:value-type="float" table:number-columns-spanned="2" table:number-rows-spanned="2">
            <text:p>20387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/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2</text:p>
          </table:table-cell>
          <table:table-cell table:style-name="ce7" office:value-type="string" calcext:value-type="string">
            <text:p>OPPO F12 4/64 GREEEN</text:p>
          </table:table-cell>
          <table:table-cell table:style-name="ce18"/>
          <table:table-cell table:style-name="ce7"/>
          <table:table-cell table:style-name="ce44"/>
          <table:table-cell table:number-columns-repeated="1012"/>
        </table:table-row>
        <table:table-row table:style-name="ro1"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5S 4/64 BLACK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table:style-name="ce109" office:value-type="float" office:value="11490" calcext:value-type="float">
            <text:p>11490</text:p>
          </table:table-cell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4</text:p>
          </table:table-cell>
          <table:table-cell table:style-name="ce7" office:value-type="string" calcext:value-type="string">
            <text:p>SAM A31 6/128 BLACK</text:p>
          </table:table-cell>
          <table:table-cell table:style-name="ce18"/>
          <table:table-cell table:style-name="ce7"/>
          <table:table-cell table:style-name="ce18"/>
          <table:table-cell table:number-columns-repeated="1012"/>
        </table:table-row>
        <table:table-row table:style-name="ro1">
          <table:table-cell table:style-name="ce42" office:value-type="date" office:date-value="2021-06-10" calcext:value-type="date">
            <text:p>10/06/21</text:p>
          </table:table-cell>
          <table:table-cell office:value-type="string" calcext:value-type="string">
            <text:p>GURU 1200 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table:style-name="ce40" office:value-type="date" office:date-value="2021-06-14" calcext:value-type="date">
            <text:p>14/06/21</text:p>
          </table:table-cell>
          <table:table-cell office:value-type="string" calcext:value-type="string">
            <text:p>B-7</text:p>
          </table:table-cell>
          <table:table-cell table:style-name="ce7" office:value-type="string" calcext:value-type="string">
            <text:p>SM A12 4/128 WHIT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3999" calcext:value-type="float">
            <text:p>13999</text:p>
          </table:table-cell>
          <table:table-cell table:number-columns-repeated="1012"/>
        </table:table-row>
        <table:table-row table:style-name="ro1"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A12 4/128 BLACK</text:p>
          </table:table-cell>
          <table:table-cell/>
          <table:table-cell table:style-name="ce7"/>
          <table:table-cell table:style-name="ce44" office:value-type="string" calcext:value-type="string">
            <text:p>PENDING</text:p>
          </table:table-cell>
          <table:table-cell/>
          <table:table-cell table:style-name="ce40" office:value-type="date" office:date-value="2002-06-15" calcext:value-type="date">
            <text:p>15/06/02</text:p>
          </table:table-cell>
          <table:table-cell office:value-type="string" calcext:value-type="string">
            <text:p>B-6</text:p>
          </table:table-cell>
          <table:table-cell table:style-name="ce7" office:value-type="string" calcext:value-type="string">
            <text:p>OPPO A54 4/64 BLUE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13490" calcext:value-type="float">
            <text:p>13490</text:p>
          </table:table-cell>
          <table:table-cell table:style-name="ce7" table:formula="of:=([.K14]*[.J14])" office:value-type="float" office:value="13490" calcext:value-type="float">
            <text:p>13490</text:p>
          </table:table-cell>
          <table:table-cell table:number-columns-repeated="1012"/>
        </table:table-row>
        <table:table-row table:style-name="ro1"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GURU FM + BLUE</text:p>
          </table:table-cell>
          <table:table-cell office:value-type="string" calcext:value-type="string">
            <text:p>MOHD ASIF</text:p>
          </table:table-cell>
          <table:table-cell table:style-name="ce7"/>
          <table:table-cell table:style-name="ce7" office:value-type="float" office:value="1499" calcext:value-type="float">
            <text:p>1499</text:p>
          </table:table-cell>
          <table:table-cell/>
          <table:table-cell table:style-name="ce40" office:value-type="date" office:date-value="2021-06-15" calcext:value-type="date">
            <text:p>15/06/21</text:p>
          </table:table-cell>
          <table:table-cell office:value-type="string" calcext:value-type="string">
            <text:p>B-7</text:p>
          </table:table-cell>
          <table:table-cell table:style-name="ce7" office:value-type="string" calcext:value-type="string">
            <text:p>SM A12 4/128 WHIT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3999" calcext:value-type="float">
            <text:p>13999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SM GURU 1200 BLACK</text:p>
          </table:table-cell>
          <table:table-cell office:value-type="string" calcext:value-type="string">
            <text:p>MOHD ARSHAD</text:p>
          </table:table-cell>
          <table:table-cell table:style-name="ce7"/>
          <table:table-cell table:style-name="ce7" office:value-type="float" office:value="1250" calcext:value-type="float">
            <text:p>1250</text:p>
          </table:table-cell>
          <table:table-cell/>
          <table:table-cell table:style-name="ce40" office:value-type="date" office:date-value="2021-06-18" calcext:value-type="date">
            <text:p>18/06/21</text:p>
          </table:table-cell>
          <table:table-cell office:value-type="string" calcext:value-type="string">
            <text:p>B-6</text:p>
          </table:table-cell>
          <table:table-cell table:style-name="ce7" office:value-type="string" calcext:value-type="string">
            <text:p>SM A31 6/128 BLU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6999" calcext:value-type="float">
            <text:p>16999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SM A32 6/128 BLUE</text:p>
          </table:table-cell>
          <table:table-cell office:value-type="string" calcext:value-type="string">
            <text:p>CHAND KHAN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office:value-type="string" calcext:value-type="string">
            <text:p>1660 DUE</text:p>
          </table:table-cell>
          <table:table-cell table:style-name="ce40" office:value-type="date" office:date-value="2021-06-21" calcext:value-type="date">
            <text:p>21/06/21</text:p>
          </table:table-cell>
          <table:table-cell office:value-type="string" calcext:value-type="string">
            <text:p>B-2</text:p>
          </table:table-cell>
          <table:table-cell table:style-name="ce7" office:value-type="string" calcext:value-type="string">
            <text:p>SAM M01 CORE 2/32 BLUE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5999" calcext:value-type="float">
            <text:p>5999</text:p>
          </table:table-cell>
          <table:table-cell table:style-name="ce7" table:formula="of:=([.K17]*[.J17])" office:value-type="float" office:value="5999" calcext:value-type="float">
            <text:p>5999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REALME C12 3/32 BLUE</text:p>
          </table:table-cell>
          <table:table-cell office:value-type="string" calcext:value-type="string">
            <text:p>JAHIR HUSAIN</text:p>
          </table:table-cell>
          <table:table-cell table:style-name="ce7"/>
          <table:table-cell table:style-name="ce7" office:value-type="float" office:value="8999" calcext:value-type="float">
            <text:p>8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2 6/128 WHITE</text:p>
          </table:table-cell>
          <table:table-cell office:value-type="string" calcext:value-type="string">
            <text:p>CHAND KHAN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GURU FM + BLUE</text:p>
          </table:table-cell>
          <table:table-cell office:value-type="string" calcext:value-type="string">
            <text:p>WAHAB</text:p>
          </table:table-cell>
          <table:table-cell table:style-name="ce7"/>
          <table:table-cell table:style-name="ce7"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1 6/128 BLUE</text:p>
          </table:table-cell>
          <table:table-cell office:value-type="string" calcext:value-type="string">
            <text:p>MEHRAB ALAM</text:p>
          </table:table-cell>
          <table:table-cell table:style-name="ce7"/>
          <table:table-cell table:style-name="ce7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GURU 1200 WHITE</text:p>
          </table:table-cell>
          <table:table-cell office:value-type="string" calcext:value-type="string">
            <text:p>DANIYA</text:p>
          </table:table-cell>
          <table:table-cell table:style-name="ce7"/>
          <table:table-cell table:style-name="ce7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 F19 PRO + 8/128 SILVER</text:p>
          </table:table-cell>
          <table:table-cell office:value-type="string" calcext:value-type="string">
            <text:p>MOHD AZEEM4</text:p>
          </table:table-cell>
          <table:table-cell table:style-name="ce7"/>
          <table:table-cell table:style-name="ce7" office:value-type="float" office:value="25990" calcext:value-type="float">
            <text:p>259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2 6/128 VIOLET</text:p>
          </table:table-cell>
          <table:table-cell office:value-type="string" calcext:value-type="string">
            <text:p>SUHAIL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21S 6/64 BLUE</text:p>
          </table:table-cell>
          <table:table-cell office:value-type="string" calcext:value-type="string">
            <text:p>SUHAIL</text:p>
          </table:table-cell>
          <table:table-cell table:style-name="ce7"/>
          <table:table-cell table:style-name="ce7"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12 4/128 WHITE</text:p>
          </table:table-cell>
          <table:table-cell office:value-type="string" calcext:value-type="string">
            <text:p>ANZAR GULZAR</text:p>
          </table:table-cell>
          <table:table-cell table:style-name="ce7"/>
          <table:table-cell table:style-name="ce7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 A54 6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15990" calcext:value-type="float">
            <text:p>159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GURU 1200 GOL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9:05:40.673299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25T17:00:58.934587216</dc:date>
    <meta:editing-duration>PT3H15M10S</meta:editing-duration>
    <meta:editing-cycles>56</meta:editing-cycles>
    <meta:generator>LibreOffice/7.0.5.2$Linux_X86_64 LibreOffice_project/00$Build-2</meta:generator>
    <meta:document-statistic meta:table-count="2" meta:cell-count="589" meta:object-count="0"/>
  </office:meta>
</office:document-meta>
</file>